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0afbc93" style:font-weight-asian="bold" style:font-weight-complex="bold"/>
    </style:style>
    <style:style style:name="P3" style:family="paragraph" style:parent-style-name="Standard">
      <style:text-properties style:use-window-font-color="true" style:font-name="Arial" officeooo:rsid="00069b6a" officeooo:paragraph-rsid="00069b6a"/>
    </style:style>
    <style:style style:name="P4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5" style:family="paragraph" style:parent-style-name="Standard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b46c01" officeooo:paragraph-rsid="00b6570f" style:font-size-asian="10pt" style:font-size-complex="10pt"/>
    </style:style>
    <style:style style:name="P6" style:family="paragraph" style:parent-style-name="Standard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weight="bold" officeooo:rsid="0022a079" officeooo:paragraph-rsid="00ff6105" style:font-weight-asian="bold" style:font-weight-complex="bold"/>
    </style:style>
    <style:style style:name="P7" style:family="paragraph" style:parent-style-name="Standard">
      <style:paragraph-properties fo:margin-top="0cm" fo:margin-bottom="0.199cm" loext:contextual-spacing="false" fo:text-align="justify" style:justify-single-word="false" style:writing-mode="page"/>
      <style:text-properties fo:font-variant="normal" fo:text-transform="none" style:use-window-font-color="true" style:font-name="Arial" fo:font-size="12pt" fo:letter-spacing="normal" fo:font-style="normal" fo:font-weight="normal" officeooo:rsid="0018e58a" officeooo:paragraph-rsid="0022a079"/>
    </style:style>
    <style:style style:name="P8" style:family="paragraph" style:parent-style-name="Standard" style:master-page-name="">
      <style:paragraph-properties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9" style:family="paragraph" style:parent-style-name="Text_20_body" style:list-style-name="L2">
      <style:paragraph-properties fo:margin-top="0cm" fo:margin-bottom="0.199cm" loext:contextual-spacing="false" fo:text-align="justify" style:justify-single-word="false" fo:orphans="2" fo:widows="2" style:writing-mode="page"/>
      <style:text-properties fo:font-variant="normal" fo:text-transform="none" fo:color="#ce181e" style:font-name="Arial" fo:font-size="10pt" fo:letter-spacing="normal" fo:font-style="normal" fo:font-weight="normal" officeooo:rsid="00da8051" officeooo:paragraph-rsid="00da8051" fo:background-color="#fff200" style:font-size-asian="10pt" style:font-size-complex="10pt"/>
    </style:style>
    <style:style style:name="P10" style:family="paragraph" style:parent-style-name="Standard">
      <style:text-properties style:use-window-font-color="true" style:font-name="Arial" fo:font-weight="bold" officeooo:rsid="00b2af15" officeooo:paragraph-rsid="00069b6a" style:font-weight-asian="bold" style:font-weight-complex="bold"/>
    </style:style>
    <style:style style:name="P11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fo:color="#ce181e" style:font-name="Arial" fo:font-size="10pt" officeooo:rsid="00b46c01" officeooo:paragraph-rsid="00e4cedd" fo:background-color="#fff200" style:font-size-asian="10pt" style:font-size-complex="10pt"/>
    </style:style>
    <style:style style:name="P12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fo:color="#ce181e" style:font-name="Arial" fo:font-size="10pt" officeooo:rsid="00bdc4d3" officeooo:paragraph-rsid="00ec789a" fo:background-color="#fff200" style:font-size-asian="10pt" style:font-size-complex="10pt"/>
    </style:style>
    <style:style style:name="P13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fo:color="#ce181e" style:font-name="Arial" fo:font-size="10pt" officeooo:rsid="00bdc4d3" officeooo:paragraph-rsid="00e4cedd" fo:background-color="#fff200" style:font-size-asian="10pt" style:font-size-complex="10pt"/>
    </style:style>
    <style:style style:name="P14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fo:color="#ce181e" style:font-name="Arial" fo:font-size="10pt" officeooo:rsid="00dd4d9e" officeooo:paragraph-rsid="00e4cedd" fo:background-color="#fff200" style:font-size-asian="10pt" style:font-size-complex="10pt"/>
    </style:style>
    <style:style style:name="P15" style:family="paragraph" style:parent-style-name="Standard" style:list-style-name="L2">
      <style:paragraph-properties fo:margin-top="0cm" fo:margin-bottom="0.199cm" loext:contextual-spacing="false" fo:text-align="justify" style:justify-single-word="false" fo:orphans="2" fo:widows="2" style:writing-mode="page"/>
      <style:text-properties fo:font-variant="normal" fo:text-transform="none" style:use-window-font-color="true" style:font-name="Arial" fo:font-size="10pt" fo:letter-spacing="normal" fo:font-style="normal" fo:font-weight="normal" officeooo:rsid="00dd4d9e" officeooo:paragraph-rsid="0105e028" fo:background-color="transparent" style:font-size-asian="10pt" style:font-size-complex="10pt"/>
    </style:style>
    <style:style style:name="P16" style:family="paragraph" style:parent-style-name="Standard" style:list-style-name="L1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102d24e" officeooo:paragraph-rsid="0102d24e" fo:background-color="transparent" style:font-size-asian="10pt" style:font-size-complex="10pt"/>
    </style:style>
    <style:style style:name="P17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102d24e" officeooo:paragraph-rsid="0105e028" fo:background-color="transparent" style:font-size-asian="10pt" style:font-size-complex="10pt"/>
    </style:style>
    <style:style style:name="P18" style:family="paragraph" style:parent-style-name="Standard" style:list-style-name="L1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b46c01" officeooo:paragraph-rsid="00b46c01" fo:background-color="transparent" style:font-size-asian="10pt" style:font-size-complex="10pt"/>
    </style:style>
    <style:style style:name="P19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b46c01" officeooo:paragraph-rsid="01063c43" fo:background-color="transparent" style:font-size-asian="10pt" style:font-size-complex="10pt"/>
    </style:style>
    <style:style style:name="P20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b46c01" officeooo:paragraph-rsid="0105e028" fo:background-color="transparent" style:font-size-asian="10pt" style:font-size-complex="10pt"/>
    </style:style>
    <style:style style:name="P21" style:family="paragraph" style:parent-style-name="Standard" style:list-style-name="L1">
      <style:paragraph-properties fo:margin-top="0cm" fo:margin-bottom="0.199cm" loext:contextual-spacing="false" fo:text-align="justify" style:justify-single-word="false" fo:orphans="2" fo:widows="2" style:writing-mode="page"/>
      <style:text-properties style:use-window-font-color="true" style:font-name="Arial" fo:font-size="10pt" officeooo:rsid="00b80d10" officeooo:paragraph-rsid="00eb074f" fo:background-color="transparent" style:font-size-asian="10pt" style:font-size-complex="10pt"/>
    </style:style>
    <style:style style:name="P22" style:family="paragraph" style:parent-style-name="Standard" style:list-style-name="L1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b6570f" officeooo:paragraph-rsid="00decaec" fo:background-color="transparent" style:font-size-asian="10pt" style:font-size-complex="10pt"/>
    </style:style>
    <style:style style:name="P23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b6570f" officeooo:paragraph-rsid="0105e028" fo:background-color="transparent" style:font-size-asian="10pt" style:font-size-complex="10pt"/>
    </style:style>
    <style:style style:name="P24" style:family="paragraph" style:parent-style-name="Standard" style:list-style-name="L1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decaec" officeooo:paragraph-rsid="00decaec" fo:background-color="transparent" style:font-size-asian="10pt" style:font-size-complex="10pt"/>
    </style:style>
    <style:style style:name="P25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decaec" officeooo:paragraph-rsid="0105e028" fo:background-color="transparent" style:font-size-asian="10pt" style:font-size-complex="10pt"/>
    </style:style>
    <style:style style:name="P26" style:family="paragraph" style:parent-style-name="Standard" style:list-style-name="L1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bdc4d3" officeooo:paragraph-rsid="00bdc4d3" fo:background-color="transparent" style:font-size-asian="10pt" style:font-size-complex="10pt"/>
    </style:style>
    <style:style style:name="P27" style:family="paragraph" style:parent-style-name="Standard" style:list-style-name="L2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bdc4d3" officeooo:paragraph-rsid="0105e028" fo:background-color="transparent" style:font-size-asian="10pt" style:font-size-complex="10pt"/>
    </style:style>
    <style:style style:name="P28" style:family="paragraph" style:parent-style-name="Standard" style:list-style-name="L1">
      <style:paragraph-properties fo:margin-top="0cm" fo:margin-bottom="0.199cm" loext:contextual-spacing="false" fo:text-align="justify" style:justify-single-word="false" style:writing-mode="page"/>
      <style:text-properties style:use-window-font-color="true" style:font-name="Arial" fo:font-size="10pt" officeooo:rsid="00dd4d9e" officeooo:paragraph-rsid="00dd4d9e" fo:background-color="transparent" style:font-size-asian="10pt" style:font-size-complex="10pt"/>
    </style:style>
    <style:style style:name="T1" style:family="text">
      <style:text-properties officeooo:rsid="0102bc19"/>
    </style:style>
    <style:style style:name="T2" style:family="text">
      <style:text-properties officeooo:rsid="00b1676b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e1b39c"/>
    </style:style>
    <style:style style:name="T5" style:family="text">
      <style:text-properties fo:font-variant="normal" fo:text-transform="none" fo:letter-spacing="normal" fo:font-style="normal" fo:font-weight="normal" officeooo:rsid="00e2e084"/>
    </style:style>
    <style:style style:name="T6" style:family="text">
      <style:text-properties fo:font-variant="normal" fo:text-transform="none" fo:letter-spacing="normal" fo:font-style="normal" fo:font-weight="normal" officeooo:rsid="00fc4469"/>
    </style:style>
    <style:style style:name="T7" style:family="text">
      <style:text-properties fo:font-variant="normal" fo:text-transform="none" fo:letter-spacing="normal" fo:font-style="normal" fo:font-weight="normal" officeooo:rsid="0102d24e"/>
    </style:style>
    <style:style style:name="T8" style:family="text">
      <style:text-properties fo:font-variant="normal" fo:text-transform="none" fo:font-size="12pt" fo:letter-spacing="normal" fo:font-style="normal" officeooo:rsid="00b2af15"/>
    </style:style>
    <style:style style:name="T9" style:family="text">
      <style:text-properties fo:font-variant="normal" fo:text-transform="none" fo:font-size="12pt" fo:letter-spacing="normal" fo:font-style="normal" officeooo:rsid="00d47915"/>
    </style:style>
    <style:style style:name="T10" style:family="text">
      <style:text-properties fo:font-variant="normal" fo:text-transform="none" fo:font-size="12pt" fo:letter-spacing="normal" fo:font-style="normal" officeooo:rsid="00ff6105"/>
    </style:style>
    <style:style style:name="T11" style:family="text">
      <style:text-properties officeooo:rsid="00bb8219"/>
    </style:style>
    <style:style style:name="T12" style:family="text">
      <style:text-properties officeooo:rsid="00e4cedd"/>
    </style:style>
    <style:style style:name="T13" style:family="text">
      <style:text-properties officeooo:rsid="00e75663"/>
    </style:style>
    <style:style style:name="T14" style:family="text">
      <style:text-properties officeooo:rsid="00ec789a"/>
    </style:style>
    <style:style style:name="T15" style:family="text">
      <style:text-properties officeooo:rsid="00dcc40c"/>
    </style:style>
    <style:style style:name="T16" style:family="text">
      <style:text-properties officeooo:rsid="00f3ba20"/>
    </style:style>
    <style:style style:name="T17" style:family="text">
      <style:text-properties officeooo:rsid="00f97ee5"/>
    </style:style>
    <style:style style:name="T18" style:family="text">
      <style:text-properties officeooo:rsid="00f44248"/>
    </style:style>
    <style:style style:name="T19" style:family="text">
      <style:text-properties officeooo:rsid="0102d24e"/>
    </style:style>
    <style:style style:name="T20" style:family="text">
      <style:text-properties officeooo:rsid="01044f60"/>
    </style:style>
    <style:style style:name="T21" style:family="text">
      <style:text-properties officeooo:rsid="0105e0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1. Qualificação do profissional responsável pela higienização e digitalização de documentos</text:p>
      <text:p text:style-name="P3"/>
      <text:list xml:id="list1969538261" text:style-name="L1">
        <text:list-item>
          <text:p text:style-name="P16">Deve ser uma profissional da categoria de Operador de Processo de Tratamento de Imagem (CBO 7661-50) ou equivalente.</text:p>
        </text:list-item>
        <text:list-item>
          <text:p text:style-name="P18"><text:span text:style-name="T11">Possuir, n</text:span>o mínimo, <text:span text:style-name="T21">formação de nível médio</text:span>, <text:span text:style-name="T16">a ser comprovado mediante apresentação de declaração da instituição de ensino;</text:span></text:p>
        </text:list-item>
        <text:list-item>
          <text:p text:style-name="P21"><text:span text:style-name="T3">Comprovar, mediante apresentação de certificado de conclusão, que tenha participado de curso de qualificação </text:span><text:span text:style-name="T7">para o tratamento de imagem ou digitalização de documentos</text:span><text:span text:style-name="T3"> com carga horária de, no mínimo, 20 horas;</text:span></text:p>
        </text:list-item>
        <text:list-item>
          <text:p text:style-name="P22">Comprovar, mediante apresentação de registro em Carteira de Trabalho e Previdência Social ou declaração de instituição pública ou privada onde já tenha trabalhado, que possui experiência mínima de <text:span text:style-name="T19">pelo menos 12</text:span> meses na prestação d<text:span text:style-name="T19">e</text:span> serviços<text:span text:style-name="T19"> de higienização, digitalização e certificação de documentos.</text:span></text:p>
        </text:list-item>
        <text:list-item>
          <text:p text:style-name="P24">Possuir perfil profissional com as seguintes características <text:span text:style-name="T14">desejáveis</text:span>:</text:p>
          <text:list>
            <text:list-item>
              <text:p text:style-name="P26">Domínio da linguagem escrita, boa expressão oral e bom relacionamento interpessoal;</text:p>
            </text:list-item>
            <text:list-item>
              <text:p text:style-name="P18">Habilidade de <text:span text:style-name="T20">interagir </text:span>com educação e presteza;</text:p>
            </text:list-item>
            <text:list-item>
              <text:p text:style-name="P28">Facilidade para se adaptar às normas e regulamentos estabelecidos.</text:p>
            </text:list-item>
          </text:list>
        </text:list-item>
      </text:list>
      <text:p text:style-name="P5"/>
      <text:p text:style-name="P6"><text:span text:style-name="T10">2</text:span><text:span text:style-name="T9">. </text:span><text:span text:style-name="T8">Perfil do profissional responsável pel</text:span><text:span text:style-name="T9">a supervisão d</text:span><text:span text:style-name="T10">os serviços de </text:span><text:span text:style-name="T8">higienização e digitalização de documentos</text:span></text:p>
      <text:p text:style-name="P7"/>
      <text:list xml:id="list3592435342" text:style-name="L2">
        <text:list-item>
          <text:p text:style-name="P17">Deve ser uma profissional da categoria de Supervisor de controle documental (CBO 2612-10) ou equivalente.</text:p>
        </text:list-item>
        <text:list-item>
          <text:p text:style-name="P19"><text:span text:style-name="T11">Possuir, n</text:span>o mínimo, <text:span text:style-name="T21">formação de nível superior na área de em biblioteconomia ou equivalente</text:span>, <text:span text:style-name="T16">a ser comprovado mediante apresentação de declaração da instituição de ensino;</text:span></text:p>
        </text:list-item>
        <text:list-item>
          <text:p text:style-name="P23">Comprovar, mediante apresentação de registro em Carteira de Trabalho e Previdência Social ou declaração de instituição pública ou privada onde já tenha trabalhado, que possui experiência mínima de <text:span text:style-name="T19">pelo menos 12</text:span> meses na prestação d<text:span text:style-name="T19">e</text:span> serviços<text:span text:style-name="T19"> de higienização, digitalização e certificação de documentos.</text:span></text:p>
        </text:list-item>
        <text:list-item>
          <text:p text:style-name="P25">Possuir perfil profissional com as seguintes características <text:span text:style-name="T14">desejáveis</text:span>:</text:p>
          <text:list>
            <text:list-item>
              <text:p text:style-name="P27">Domínio da linguagem escrita, boa expressão oral e bom relacionamento interpessoal;</text:p>
            </text:list-item>
            <text:list-item>
              <text:p text:style-name="P20">Habilidade de <text:span text:style-name="T20">interagir </text:span>com educação e presteza;</text:p>
            </text:list-item>
            <text:list-item>
              <text:p text:style-name="P15">Facilidade para se adaptar às normas e regulamentos estabelecido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0afbc93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102bc19"/>
    </style:style>
    <style:style style:name="MT2" style:family="text">
      <style:text-properties officeooo:rsid="00b167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XII</text:span></text:p>
        <text:p text:style-name="MP2"><text:span text:style-name="MT2">REQUISITOS DE </text:span>QUALIFICAÇÃO PROFISSIONAL</text:p>
      </style:header>
      <style:footer>
        <text:p text:style-name="MP3">P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8-28T20:03:14.181000000</dc:date>
    <meta:editing-duration>PT15H57M48S</meta:editing-duration>
    <meta:editing-cycles>23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0" meta:word-count="312" meta:character-count="2138" meta:non-whitespace-character-count="1861"/>
  </office:meta>
</office:document-meta>
</file>